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3.338cm"/>
    </style:style>
    <style:style style:name="co5" style:family="table-column">
      <style:table-column-properties fo:break-before="auto" style:column-width="19.198cm"/>
    </style:style>
    <style:style style:name="co6" style:family="table-column">
      <style:table-column-properties fo:break-before="auto" style:column-width="8.849cm"/>
    </style:style>
    <style:style style:name="co7" style:family="table-column">
      <style:table-column-properties fo:break-before="auto" style:column-width="13.37cm"/>
    </style:style>
    <style:style style:name="co8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5.87cm" fo:break-before="auto" style:use-optimal-row-height="true"/>
    </style:style>
    <style:style style:name="ro9" style:family="table-row">
      <style:table-row-properties style:row-height="4.08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4.974cm" fo:break-before="auto" style:use-optimal-row-height="true"/>
    </style:style>
    <style:style style:name="ro13" style:family="table-row">
      <style:table-row-properties style:row-height="2.738cm" fo:break-before="auto" style:use-optimal-row-height="true"/>
    </style:style>
    <style:style style:name="ro14" style:family="table-row">
      <style:table-row-properties style:row-height="6.318cm" fo:break-before="auto" style:use-optimal-row-height="tru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4.528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ro18" style:family="table-row">
      <style:table-row-properties style:row-height="5.422cm" fo:break-before="auto" style:use-optimal-row-height="true"/>
    </style:style>
    <style:style style:name="ro19" style:family="table-row">
      <style:table-row-properties style:row-height="8.555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wrap-option="wrap" style:rotation-align="top"/>
      <style:text-properties fo:language="qul" fo:country="BO"/>
    </style:style>
    <style:style style:name="ce20" style:family="table-cell" style:parent-style-name="Default">
      <style:table-cell-properties fo:wrap-option="wrap" style:rotation-align="top"/>
      <style:text-properties fo:language="es" fo:country="P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language="es" fo:country="P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language="qul" fo:country="BO"/>
    </style:style>
    <style:style style:name="ce9" style:family="table-cell" style:parent-style-name="Default">
      <style:table-cell-properties fo:wrap-option="wrap" style:rotation-align="top"/>
      <style:text-properties fo:language="qul" fo:country="BO"/>
    </style:style>
    <style:style style:name="ce11" style:family="table-cell" style:parent-style-name="Default" style:data-style-name="N100">
      <style:table-cell-properties fo:wrap-option="wrap" style:rotation-align="top"/>
    </style:style>
    <style:style style:name="ce12" style:family="table-cell" style:parent-style-name="Default" style:data-style-name="N100"/>
    <style:style style:name="ce10" style:family="table-cell" style:parent-style-name="Default">
      <style:table-cell-properties fo:wrap-option="wrap" style:rotation-align="top"/>
    </style:style>
    <style:style style:name="ce17" style:family="table-cell" style:parent-style-name="Default">
      <style:text-properties fo:font-size="11pt" fo:language="es" fo:country="PE" style:font-size-asian="11pt" style:font-size-complex="11pt"/>
    </style:style>
    <style:style style:name="ce18" style:family="table-cell" style:parent-style-name="Default">
      <style:table-cell-properties fo:wrap-option="wrap" style:rotation-align="top"/>
      <style:text-properties fo:font-size="11pt" fo:language="es" fo:country="PE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 style:data-style-name="N100">
      <style:table-cell-properties fo:wrap-option="wrap" style:rotation-align="top"/>
      <style:text-properties fo:font-size="11pt" style:font-size-asian="11pt" style:font-size-complex="11pt"/>
    </style:style>
    <style:style style:name="ce23" style:family="table-cell" style:parent-style-name="Default" style:data-style-name="N100"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rotation-align="top"/>
      <style:text-properties fo:language="es" fo:country="PE"/>
    </style:style>
    <style:style style:name="ce26" style:family="table-cell" style:parent-style-name="Default">
      <style:text-properties fo:font-size="11pt" fo:language="qul" fo:country="BO" style:font-size-asian="11pt" style:font-size-complex="11pt"/>
    </style:style>
    <style:style style:name="ce27" style:family="table-cell" style:parent-style-name="Default">
      <style:table-cell-properties fo:wrap-option="wrap" style:rotation-align="top"/>
      <style:text-properties fo:font-size="11pt" fo:language="qul" fo:country="BO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qul" fo:country="B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PE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qul" fo:country="B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6" table:default-cell-style-name="ce9"/>
        <table:table-column table:style-name="co7" table:default-cell-style-name="ce18"/>
        <table:table-column table:style-name="co8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 table:style-name="Default"/>
          <table:table-cell table:style-name="Default"/>
          <table:table-cell/>
        </table:table-row>
        <table:table-row table:style-name="ro3">
          <table:table-cell table:style-name="ce2" office:value-type="string" calcext:value-type="string">
            <text:p>Llapampita, mas shumaq ishkee fyestallam: San Isidru, 15 de mayo; y San Santyagu, 31 de agosto.</text:p>
          </table:table-cell>
          <table:table-cell table:style-name="ce17" office:value-type="string" calcext:value-type="string">
            <text:p>De todas, dos fiestas son más bonitas: San Isidro, el 15 de mayo ; y San Santiago, el 31 de agosto.</text:p>
          </table:table-cell>
          <table:table-cell table:style-name="ce26" office:value-type="string" calcext:value-type="string">
            <text:p>Llapanpita, mas shumaq ishkay fyestallam: San Isidru, 15 de mayo; y San Santyagu, 31 de agosto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Huk nuna mayordomu yeekurir, qalleekun qellita ashir.</text:p>
          </table:table-cell>
          <table:table-cell table:style-name="ce17" office:value-type="string" calcext:value-type="string">
            <text:p>Un hombre que entra como mayordomo comienza a buscar obsequiantes.</text:p>
          </table:table-cell>
          <table:table-cell office:value-type="string" calcext:value-type="string">
            <text:p>Huk nuna mayordomu yaykurir, qallaykun qillita ashir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Talbesqa tsee yeekurir oram, hichapan medya botella washkun.</text:p>
          </table:table-cell>
          <table:table-cell table:style-name="ce17" office:value-type="string" calcext:value-type="string">
            <text:p>A veces cuando él entra, ofrece media botella de alcohol.</text:p>
          </table:table-cell>
          <table:table-cell office:value-type="string" calcext:value-type="string">
            <text:p>Talbesqa tsay yaykurir oram, hichapan medya botella washku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llachoonam wakinqa aanirin.</text:p>
          </table:table-cell>
          <table:table-cell table:style-name="ce17" office:value-type="string" calcext:value-type="string">
            <text:p>En ese momento algunos aceptan.</text:p>
          </table:table-cell>
          <table:table-cell office:value-type="string" calcext:value-type="string">
            <text:p>Tsayllachawnam wakinqa aanirin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office:value-type="string" calcext:value-type="string">
            <text:p>I atskaqtam ashin qellita : yunka qelli, eetsa qelli, lata qelli, mayurala, shura qelli, trigo qelli, banda qelli, i hasta haka qelli, i fwegos qelli.</text:p>
          </table:table-cell>
          <table:table-cell office:value-type="string" calcext:value-type="string">
            <text:p>Y busca a muchos obsequiantes: obsequiantes de papa, de carne, de alcohol, mayurala, de jora, trigo, música, y hasta obsequiantes de cuy y fuegos artificiales.</text:p>
          </table:table-cell>
          <table:table-cell office:value-type="string" calcext:value-type="string">
            <text:p>I atskaqtam ashin qillita : yunka qilli, aytsa qilli, lata qilli, mayurala, shura qilli, trigo qilli, banda qilli, i hasta haka qilli, i fwegos qilli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Kada qelli tarishqanmanmi eewan mayordomu kaswilladunwan, shimi kicheeninta apar.</text:p>
          </table:table-cell>
          <table:table-cell office:value-type="string" calcext:value-type="string">
            <text:p>A cada obsequiante que encuentra, el mayordomo va con su cuyada, llevándosela como signo de que se ha comprometido.</text:p>
          </table:table-cell>
          <table:table-cell office:value-type="string" calcext:value-type="string">
            <text:p>Kada qilli tarishqanmanmi aywan mayordomu kaswilladunwan, shimi kichayninta apar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office:value-type="string" calcext:value-type="string">
            <text:p>Tseeran paseepaqa segurayaamun qellikunata fihuna, tsee llapan qellita tinkuratsikurnam.</text:p>
          </table:table-cell>
          <table:table-cell office:value-type="string" calcext:value-type="string">
            <text:p>Recién lo aseguran respecto a los obsequiantes al convocarlos todos.</text:p>
          </table:table-cell>
          <table:table-cell office:value-type="string" calcext:value-type="string">
            <text:p>Tsayran pasaypaqa segurayaamun qillikunata fihuna, tsay llapan qillita tinkuratsikurnam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Prokurar qalleekuyan utsutsikuyaanampaq.</text:p>
          </table:table-cell>
          <table:table-cell office:value-type="string" calcext:value-type="string">
            <text:p>Comienzan a preparar para convidarles.</text:p>
          </table:table-cell>
          <table:table-cell office:value-type="string" calcext:value-type="string">
            <text:p>Prokurar qallaykuyan utsutsikuyaananpaq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Puwaq qelli kaptinqa, aswayan huk saku shuratam.</text:p>
          </table:table-cell>
          <table:table-cell office:value-type="string" calcext:value-type="string">
            <text:p>Cuando hay ocho obsequiantes, preparan chicha de un saco de jora.</text:p>
          </table:table-cell>
          <table:table-cell office:value-type="string" calcext:value-type="string">
            <text:p>Puwaq qilli kaptinqa, aswayan huk saku shuratam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I rantiyan huk lata washkutam.</text:p>
          </table:table-cell>
          <table:table-cell office:value-type="string" calcext:value-type="string">
            <text:p>Compran una lata de alcohol.</text:p>
          </table:table-cell>
          <table:table-cell office:value-type="string" calcext:value-type="string">
            <text:p>I rantiyan huk lata washkutam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Pishtayan komo chusku chunka hakatam i chusku karneruta.</text:p>
          </table:table-cell>
          <table:table-cell office:value-type="string" calcext:value-type="string">
            <text:p>Matan más o menos cuarenta cuyes y cuatro carneros.</text:p>
          </table:table-cell>
          <table:table-cell office:value-type="string" calcext:value-type="string">
            <text:p>Pishtayan komo chusku chunka hakatam i chusku karneru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I aruyan kima saku papata i pucheruta.</text:p>
          </table:table-cell>
          <table:table-cell office:value-type="string" calcext:value-type="string">
            <text:p>Cocinan tres sacos de papa y col.</text:p>
          </table:table-cell>
          <table:table-cell office:value-type="string" calcext:value-type="string">
            <text:p>I aruyan kima saku papata i pucheru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I despwesnam qarayan qellikunata.</text:p>
          </table:table-cell>
          <table:table-cell office:value-type="string" calcext:value-type="string">
            <text:p>Después se lo ofrecen a los obsequiantes.</text:p>
          </table:table-cell>
          <table:table-cell office:value-type="string" calcext:value-type="string">
            <text:p>I despwesnam qarayan qillikunata.</text:p>
          </table:table-cell>
          <table:table-cell office:value-type="string" calcext:value-type="string">
            <text:p>CRH, Cap.29</text:p>
          </table:table-cell>
        </table:table-row>
        <table:table-row table:style-name="ro11">
          <table:table-cell office:value-type="string" calcext:value-type="string">
            <text:p>I tseepam hutin “utsii”.</text:p>
          </table:table-cell>
          <table:table-cell office:value-type="string" calcext:value-type="string">
            <text:p>Ese banquete se llama “utsii”.</text:p>
          </table:table-cell>
          <table:table-cell office:value-type="string" calcext:value-type="string">
            <text:p>I tsaypam hutin “utsii”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I medya trigutam masakuyan.</text:p>
          </table:table-cell>
          <table:table-cell office:value-type="string" calcext:value-type="string">
            <text:p>Y preparan pan de medio saco de trigo.</text:p>
          </table:table-cell>
          <table:table-cell office:value-type="string" calcext:value-type="string">
            <text:p>I medya trigutam masakuyan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Tsee utsii diya kosam fyesta maestruyoq.</text:p>
          </table:table-cell>
          <table:table-cell office:value-type="string" calcext:value-type="string">
            <text:p>Ese día del <text:span text:style-name="T5">utsii</text:span> es una verdadera fiesta con violinista.</text:p>
          </table:table-cell>
          <table:table-cell office:value-type="string" calcext:value-type="string">
            <text:p>Tsay utsii diya kusam fyesta maestruyuq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nam pipis reqirin piyan qelli kashqanta.</text:p>
          </table:table-cell>
          <table:table-cell office:value-type="string" calcext:value-type="string">
            <text:p>Así todos reconocen quiénes son los obsequiantes.</text:p>
          </table:table-cell>
          <table:table-cell office:value-type="string" calcext:value-type="string">
            <text:p>Tsaynam pipis riqirin piyan qilli kashqanta.</text:p>
          </table:table-cell>
          <table:table-cell office:value-type="string" calcext:value-type="string">
            <text:p>CRH, Cap.29</text:p>
          </table:table-cell>
        </table:table-row>
        <table:table-row table:style-name="ro12">
          <table:table-cell office:value-type="string" calcext:value-type="string">
            <text:p>Tseemi qellikuna ewkuyan asheq makilla uryapukoq tsee aanikuyashqanta qoyaanampaq.</text:p>
          </table:table-cell>
          <table:table-cell office:value-type="string" calcext:value-type="string">
            <text:p>Entonces los obsequiantes van buscando y trabajando para dar lo que han prometido.</text:p>
          </table:table-cell>
          <table:table-cell office:value-type="string" calcext:value-type="string">
            <text:p>Tsaymi qillikuna aywakuyan ashiq makilla uryapukuq tsay aanikuyashqanta quyaananpaq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office:value-type="string" calcext:value-type="string">
            <text:p>Huk killallana fyestapaq falteekaptinnam, mayordomu qellikunata watukar qalleekun.</text:p>
          </table:table-cell>
          <table:table-cell office:value-type="string" calcext:value-type="string">
            <text:p>Cuando falta un mes ya para la fiesta, el mayordomo empieza a visitar a sus obsequiantes.</text:p>
          </table:table-cell>
          <table:table-cell office:value-type="string" calcext:value-type="string">
            <text:p>Huk killallana fyestapaq faltaykaptinnam, mayordomu qillikunata watukar qallayku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Llapan qelliman apan kaswiladuta i media botella alkolta.</text:p>
          </table:table-cell>
          <table:table-cell office:value-type="string" calcext:value-type="string">
            <text:p>A cada obsequiante le lleva su cuyada y media botella de alcohol.</text:p>
          </table:table-cell>
          <table:table-cell office:value-type="string" calcext:value-type="string">
            <text:p>Llapan qilliman apan kaswiladuta i media botella alkol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Tseellanam shura i trigu qelleqa entregarin mayordomuta.</text:p>
          </table:table-cell>
          <table:table-cell office:value-type="string" calcext:value-type="string">
            <text:p>En esa ocasión, los obsequiantes de jora y trigo hacen su entrega al mayordomo.</text:p>
          </table:table-cell>
          <table:table-cell office:value-type="string" calcext:value-type="string">
            <text:p>Tsayllanam shura i trigu qilliqa entregarin mayordomut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Tseenam mayordomuchoo kusiñerana shurata aqar qalleekun.</text:p>
          </table:table-cell>
          <table:table-cell office:value-type="string" calcext:value-type="string">
            <text:p>Entonces en la casa del mayordomo la cocinera comienza a moler el trigo.</text:p>
          </table:table-cell>
          <table:table-cell office:value-type="string" calcext:value-type="string">
            <text:p>Tsaynam mayordomuchaw kusiñerana shurata aqar qallayku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I kamachikuna heqarin molinuman trigu aqatseq.</text:p>
          </table:table-cell>
          <table:table-cell table:style-name="ce19" office:value-type="string" calcext:value-type="string">
            <text:p>El sirviente se va al molino para moler el trigo.</text:p>
          </table:table-cell>
          <table:table-cell office:value-type="string" calcext:value-type="string">
            <text:p>I kamachikuna hiqarin molinuman trigu aqatsi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I tseellachoomi serniratsimun arinata tantapaq i simitapaq.</text:p>
          </table:table-cell>
          <table:table-cell office:value-type="string" calcext:value-type="string">
            <text:p>Allí mismo hace cernir la harina para pan y semita.</text:p>
          </table:table-cell>
          <table:table-cell office:value-type="string" calcext:value-type="string">
            <text:p>I tsayllachawmi serniratsimun arinata tantapaq i simitapaq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I mayordomoqa alistikun ropakunata bestikunampaq.</text:p>
          </table:table-cell>
          <table:table-cell office:value-type="string" calcext:value-type="string">
            <text:p>El mayordomo alista su ropa para vestirse en la fiesta.</text:p>
          </table:table-cell>
          <table:table-cell office:value-type="string" calcext:value-type="string">
            <text:p>I mayordomuqa alistikun ropakunata bestikunanpaq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Yamtakunata eelliikun alli shuynita aswayaanampaq.</text:p>
          </table:table-cell>
          <table:table-cell office:value-type="string" calcext:value-type="string">
            <text:p>Alista una gran cantidad de leña para hacer la chicha.</text:p>
          </table:table-cell>
          <table:table-cell office:value-type="string" calcext:value-type="string">
            <text:p>Yamtakunata aylluykun alli shuynita aswayaananpa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Tsee llapanta eellupaakun mayordomum kamachikunwan.</text:p>
          </table:table-cell>
          <table:table-cell office:value-type="string" calcext:value-type="string">
            <text:p>Todo eso recoge el mayordomo con su sirviente.</text:p>
          </table:table-cell>
          <table:table-cell office:value-type="string" calcext:value-type="string">
            <text:p>Tsay llapanta ayllupaakun mayordomum kamachikunwa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Chunka diya fyestapaq falteekaptinman, aswar qalleekuyan.</text:p>
          </table:table-cell>
          <table:table-cell office:value-type="string" calcext:value-type="string">
            <text:p>Cuando faltan diez días para la fiesta, comienzan a hacer la chicha.</text:p>
          </table:table-cell>
          <table:table-cell office:value-type="string" calcext:value-type="string">
            <text:p>Chunka diya fyestapaq faltaykaptinman, aswar qallaykuy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Hatusaq perolkunapa shurata puwatsiyan.</text:p>
          </table:table-cell>
          <table:table-cell office:value-type="string" calcext:value-type="string">
            <text:p>En peroles grandes hierven la jora.</text:p>
          </table:table-cell>
          <table:table-cell office:value-type="string" calcext:value-type="string">
            <text:p>Hatusaq perolkunapa shurata puwatsiya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I kosa puwariptinnam shuyshuyan aswanakunaman.</text:p>
          </table:table-cell>
          <table:table-cell office:value-type="string" calcext:value-type="string">
            <text:p>Cuando se ha hervido bien, la cuelan en ollas grandes.</text:p>
          </table:table-cell>
          <table:table-cell office:value-type="string" calcext:value-type="string">
            <text:p>I kusa puwariptinnam shuyshuyan aswanakunaman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Tseechoo alalariptinnam, winayan kuntukunaman.</text:p>
          </table:table-cell>
          <table:table-cell office:value-type="string" calcext:value-type="string">
            <text:p>Después de enfriarse en ésas, la llenan en cántaros grandes.</text:p>
          </table:table-cell>
          <table:table-cell office:value-type="string" calcext:value-type="string">
            <text:p>Tsaychaw alalariptinnam, winayan kuntukunam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choo poqukun asta orayaq.</text:p>
          </table:table-cell>
          <table:table-cell office:value-type="string" calcext:value-type="string">
            <text:p>Allí madura hasta la hora de la fiesta.</text:p>
          </table:table-cell>
          <table:table-cell office:value-type="string" calcext:value-type="string">
            <text:p>Tsaychaw puqukun asta orayaq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Aswar usharikurnam eewayan hornumanna masaqna.</text:p>
          </table:table-cell>
          <table:table-cell office:value-type="string" calcext:value-type="string">
            <text:p>Después de terminar haciendo chicha, van al horno a hacer pan.</text:p>
          </table:table-cell>
          <table:table-cell office:value-type="string" calcext:value-type="string">
            <text:p>Aswar ushariykurnam aywayan hornumanna masaqna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Tseechoonam tantata rurayan, molletita, llamata i wawata qellikunapaq.</text:p>
          </table:table-cell>
          <table:table-cell office:value-type="string" calcext:value-type="string">
            <text:p>Allí hacen pan, mollete, llama y huahua para los obsequiantes.</text:p>
          </table:table-cell>
          <table:table-cell office:value-type="string" calcext:value-type="string">
            <text:p>Tsaychawnam tantata rurayan, molletita, llamata i wawata qillikunapaq.</text:p>
          </table:table-cell>
          <table:table-cell office:value-type="string" calcext:value-type="string">
            <text:p>CRH, Cap.29</text:p>
          </table:table-cell>
        </table:table-row>
        <table:table-row table:style-name="ro14">
          <table:table-cell office:value-type="string" calcext:value-type="string">
            <text:p>Tsee masar usharikurnam, mayordomu heqarin rantipakoq, kachiman, utsuman, mantikaman, sigaruman, kukaman i washkuman taripapaq.</text:p>
          </table:table-cell>
          <table:table-cell office:value-type="string" calcext:value-type="string">
            <text:p>Después de hacer el pan, el mayordomo se va para hacer compras, sal ají, manteca, cigarillos, coca y alcohol para la entrega.</text:p>
          </table:table-cell>
          <table:table-cell office:value-type="string" calcext:value-type="string">
            <text:p>Tsay masar ushariykurnam, mayordomu hiqarin rantipakuq, kachiman, utsuman, mantikaman, sigaruman, kukaman i washkuman taripapaq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Tsee listu keekaayaptinllanam, chaaramun ‘pishtapa[a]kii’ o antebispera.</text:p>
          </table:table-cell>
          <table:table-cell office:value-type="string" calcext:value-type="string">
            <text:p>Cuando eso está listo, llega el día de matanza de los animales, o sea la antevíspera.</text:p>
          </table:table-cell>
          <table:table-cell office:value-type="string" calcext:value-type="string">
            <text:p>Tsay listu kaykaayaptinllanam, chaaramun ‘pishtapa[a]kuy’ o antebisper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Tsee antebisperallanam eetsa qelli entregarin uushata.</text:p>
          </table:table-cell>
          <table:table-cell office:value-type="string" calcext:value-type="string">
            <text:p>Esa antevíspera, el obsequiante de carne entrega su carnero.</text:p>
          </table:table-cell>
          <table:table-cell office:value-type="string" calcext:value-type="string">
            <text:p>Tsay antebisperallanam aytsa qilli entregarin uushata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office:value-type="string" calcext:value-type="string">
            <text:p>Tsee tardim pishtapakuyan.</text:p>
          </table:table-cell>
          <table:table-cell office:value-type="string" calcext:value-type="string">
            <text:p>Esa tarde matan.</text:p>
          </table:table-cell>
          <table:table-cell office:value-type="string" calcext:value-type="string">
            <text:p>Tsay tardim pishtapakuyan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I despwesmi huk hatun shukshuta sheekatsir, llapan eetsata warkuyan.</text:p>
          </table:table-cell>
          <table:table-cell office:value-type="string" calcext:value-type="string">
            <text:p>Y después levantan un palo alto y cuelgan toda la carne.</text:p>
          </table:table-cell>
          <table:table-cell office:value-type="string" calcext:value-type="string">
            <text:p>I despwesmi huk hatun shukshuta shaykatsir, llapan aytsata warkuy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I huk alli karnerupa peqantam churayan tsee eetsa hananman.</text:p>
          </table:table-cell>
          <table:table-cell office:value-type="string" calcext:value-type="string">
            <text:p>Y una buena cabeza de carnero ponen encima de esa carne.</text:p>
          </table:table-cell>
          <table:table-cell office:value-type="string" calcext:value-type="string">
            <text:p>I huk alli karnerupa piqantam churayan tsay aytsa hananman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office:value-type="string" calcext:value-type="string">
            <text:p>Porfin chaaramun bisperana.</text:p>
          </table:table-cell>
          <table:table-cell office:value-type="string" calcext:value-type="string">
            <text:p>Por fin llega ya la víspera.</text:p>
          </table:table-cell>
          <table:table-cell office:value-type="string" calcext:value-type="string">
            <text:p>Porfin chaaramun bisperana.</text:p>
          </table:table-cell>
          <table:table-cell office:value-type="string" calcext:value-type="string">
            <text:p>CRH, Cap.29</text:p>
          </table:table-cell>
        </table:table-row>
        <table:table-row table:style-name="ro14">
          <table:table-cell office:value-type="string" calcext:value-type="string">
            <text:p>Atskaq warmikunata ashikurnam, llushtupakuyan uushapa peqankunata i aqishninkunata i hakakunata.</text:p>
          </table:table-cell>
          <table:table-cell office:value-type="string" calcext:value-type="string">
            <text:p>Buscando a muchas mujeres, éstas pelan las cabezas de carnero, sus tripas y los cuyes.</text:p>
          </table:table-cell>
          <table:table-cell office:value-type="string" calcext:value-type="string">
            <text:p>Atskaq warmikunata ashikurnam, llushtupakuyan uushapa piqankunata i aqishninkunata i hakakunata.</text:p>
          </table:table-cell>
          <table:table-cell office:value-type="string" calcext:value-type="string">
            <text:p>CRH, Cap.29</text:p>
          </table:table-cell>
        </table:table-row>
        <table:table-row table:style-name="ro14">
          <table:table-cell office:value-type="string" calcext:value-type="string">
            <text:p>Las dosipitanoonam qalleekun qellikuna entregapakur mayordomuta, puntatam mayurala, San Isidrupa karqa.</text:p>
          </table:table-cell>
          <table:table-cell office:value-type="string" calcext:value-type="string">
            <text:p>Más o menos a partir del mediodía comienzan los obsequiantes a hacer sus entregas al mayordomo, primero mayurala si es fiesta de San Isidro.</text:p>
          </table:table-cell>
          <table:table-cell office:value-type="string" calcext:value-type="string">
            <text:p>Las dosipitanawnam qallaykun qillikuna entregapakur mayordomuta, puntatam mayurala, San Isidrupa karqa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Arkuntam watan atska frutawan i despwesmi huk belonta qon siryuntin.</text:p>
          </table:table-cell>
          <table:table-cell office:value-type="string" calcext:value-type="string">
            <text:p>Amarra su arco con bastante fruta y después ofrece una vela grande con un cirio.</text:p>
          </table:table-cell>
          <table:table-cell office:value-type="string" calcext:value-type="string">
            <text:p>Arkuntam watan atska frutawan i despwesmi huk belonta qun siryuntin.</text:p>
          </table:table-cell>
          <table:table-cell office:value-type="string" calcext:value-type="string">
            <text:p>CRH, Cap.29</text:p>
          </table:table-cell>
        </table:table-row>
        <table:table-row table:style-name="ro16">
          <table:table-cell office:value-type="string" calcext:value-type="string">
            <text:p>Huk santupa karnam, altarta patsaatsin iglesiachoo, shumaq adornan weetakunawan.</text:p>
          </table:table-cell>
          <table:table-cell office:value-type="string" calcext:value-type="string">
            <text:p>Si es de otro santo, arregla el altar en la iglesia, adornándolo bonito con flores.</text:p>
          </table:table-cell>
          <table:table-cell office:value-type="string" calcext:value-type="string">
            <text:p>Huk santupa karnam, altarta patsaatsin iglesiachaw, shumaq adornan waytakunaw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 hananmannam, chaarin bandana.</text:p>
          </table:table-cell>
          <table:table-cell office:value-type="string" calcext:value-type="string">
            <text:p>Después de eso, llega la banda.</text:p>
          </table:table-cell>
          <table:table-cell office:value-type="string" calcext:value-type="string">
            <text:p>Tsay hananmannam, chaarin bandana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office:value-type="string" calcext:value-type="string">
            <text:p>Tsee taripaqnam eewan mayordomu huk botella washkunwan i huk punka aswanwan.</text:p>
          </table:table-cell>
          <table:table-cell office:value-type="string" calcext:value-type="string">
            <text:p>El mayordomo va a recibirla con una botella de alcohol y una ponga de chicha.</text:p>
          </table:table-cell>
          <table:table-cell office:value-type="string" calcext:value-type="string">
            <text:p>Tsay taripaqnam aywan mayordomu huk botella washkunwan i huk punka aswanw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Tseechoonam puntata qatswarin mayordomu banda qelliwan.</text:p>
          </table:table-cell>
          <table:table-cell office:value-type="string" calcext:value-type="string">
            <text:p>Allí primero baila el mayordomo con el obsequiante de la banda.</text:p>
          </table:table-cell>
          <table:table-cell office:value-type="string" calcext:value-type="string">
            <text:p>Tsaychawnam puntata qatswarin mayordomu banda qilliwan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office:value-type="string" calcext:value-type="string">
            <text:p>I despwesnam bandakunata pasaratsin ramadaman.</text:p>
          </table:table-cell>
          <table:table-cell office:value-type="string" calcext:value-type="string">
            <text:p>Después hacer pasar la banda a la ramada.</text:p>
          </table:table-cell>
          <table:table-cell office:value-type="string" calcext:value-type="string">
            <text:p>I despwesnam bandakunata pasaratsin ramadam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1" office:value-type="string" calcext:value-type="string">
            <text:p>Tsee hananllamannam chaarin yunka, alkol.</text:p>
          </table:table-cell>
          <table:table-cell table:style-name="ce22" office:value-type="string" calcext:value-type="string">
            <text:p>Después de eso, llegan (los obsequiantes de) papa y alcohol.</text:p>
          </table:table-cell>
          <table:table-cell table:style-name="ce22" office:value-type="string" calcext:value-type="string">
            <text:p>Tsay hananllamannam chaarin yunka, alkol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1" office:value-type="string" calcext:value-type="string">
            <text:p>Tseemannam taripaq eewayan aswankunawan washkuwan i bandawanna.</text:p>
          </table:table-cell>
          <table:table-cell table:style-name="ce22" office:value-type="string" calcext:value-type="string">
            <text:p>Van allí a recibirlos con su chicha y con alcohol y con banda.</text:p>
          </table:table-cell>
          <table:table-cell table:style-name="ce22" office:value-type="string" calcext:value-type="string">
            <text:p>Tsaymannam taripaq aywayan aswankunawan washkuwan i bandawann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Tseechoonam kosa upyayan i mayordomu qatswan qellinkunawan.</text:p>
          </table:table-cell>
          <table:table-cell table:style-name="ce22" office:value-type="string" calcext:value-type="string">
            <text:p>Allí toman bastante y el mayordomo báila con sus obsequiantes.</text:p>
          </table:table-cell>
          <table:table-cell table:style-name="ce22" office:value-type="string" calcext:value-type="string">
            <text:p>Tsaychawnam kusa upyayan i mayordomu qatswan qillinkunawan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table:style-name="ce11" office:value-type="string" calcext:value-type="string">
            <text:p>Tseechoonam alkol qelli i yunka qelli bestitsiyan mayordomuta frutakunawan.</text:p>
          </table:table-cell>
          <table:table-cell table:style-name="ce22" office:value-type="string" calcext:value-type="string">
            <text:p>Allí el obsequiante de alcohol y el de papa visten al mayordomo con frutas.</text:p>
          </table:table-cell>
          <table:table-cell table:style-name="ce22" office:value-type="string" calcext:value-type="string">
            <text:p>Tsaychawnam alkol qilli i yunka qilli bestitsiyan mayordomuta frutakunaw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1" office:value-type="string" calcext:value-type="string">
            <text:p>I despwesnam heqariyan wayitana qatswallapa.</text:p>
          </table:table-cell>
          <table:table-cell table:style-name="ce22" office:value-type="string" calcext:value-type="string">
            <text:p>Y después se van a la casa bailando.</text:p>
          </table:table-cell>
          <table:table-cell table:style-name="ce22" office:value-type="string" calcext:value-type="string">
            <text:p>I despwesnam hiqariyan wayitana qatswallap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Yukata o alkolta aparin ashnun kosa banderayoq.</text:p>
          </table:table-cell>
          <table:table-cell table:style-name="ce22" office:value-type="string" calcext:value-type="string">
            <text:p>Un burro bien adornado con banderitas lleva yuca o alcohol.</text:p>
          </table:table-cell>
          <table:table-cell table:style-name="ce22" office:value-type="string" calcext:value-type="string">
            <text:p>Yukata o alkolta aparin ashnun kusa banderayuq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table:style-name="ce11" office:value-type="string" calcext:value-type="string">
            <text:p>I wayichoo kosiñerakunaqa arupakureekaayan tsee tardi mikuyaanampaq kaswiladuta, pucheruta i trigu llushtu kashkita.</text:p>
          </table:table-cell>
          <table:table-cell table:style-name="ce22" office:value-type="string" calcext:value-type="string">
            <text:p>Y en la casa las cocineras están cocinando esa tarde para que coman cuyada, col, y sopa de pelado de trigo.</text:p>
          </table:table-cell>
          <table:table-cell table:style-name="ce22" office:value-type="string" calcext:value-type="string">
            <text:p>I wayichaw kosiñerakunaqa arupakuraykaayan tsay tardi mikuyaananpaq kaswiladuta, pucheruta i trigu llushtu kashkit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Tardinam entregarin haka qellina huk hatun hawlapa alli atska hakata.</text:p>
          </table:table-cell>
          <table:table-cell table:style-name="ce22" office:value-type="string" calcext:value-type="string">
            <text:p>En la tarde el obsequiante de cuy entrega bastantes cuyes en una jaula grande.</text:p>
          </table:table-cell>
          <table:table-cell table:style-name="ce22" office:value-type="string" calcext:value-type="string">
            <text:p>Tardinam entregarin haka qillina huk hatun hawlapa alli atska hakata.</text:p>
          </table:table-cell>
          <table:table-cell office:value-type="string" calcext:value-type="string">
            <text:p>CRH, Cap.29</text:p>
          </table:table-cell>
        </table:table-row>
        <table:table-row table:style-name="ro17">
          <table:table-cell table:style-name="ce12" office:value-type="string" calcext:value-type="string">
            <text:p>Llapampita mes hatun hakam eewan kosa sintayoq.</text:p>
          </table:table-cell>
          <table:table-cell table:style-name="ce22" office:value-type="string" calcext:value-type="string">
            <text:p>El cuy más grande de todos va bien adornado con cinta.</text:p>
          </table:table-cell>
          <table:table-cell table:style-name="ce23" office:value-type="string" calcext:value-type="string">
            <text:p>Llapanpita mas hatun hakam aywan kusa sintayu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I qellinam apan huk manka mantikata, kachita i puka utsuta.</text:p>
          </table:table-cell>
          <table:table-cell table:style-name="ce22" office:value-type="string" calcext:value-type="string">
            <text:p>Y el obsequiante lleva una olla de manteca, sal y ají rojo.</text:p>
          </table:table-cell>
          <table:table-cell table:style-name="ce22" office:value-type="string" calcext:value-type="string">
            <text:p>I qillinam apan huk manka mantikata, kachita i puka utsu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1" office:value-type="string" calcext:value-type="string">
            <text:p>Tseetam apayan mayordomupa wayinman bandawan.</text:p>
          </table:table-cell>
          <table:table-cell table:style-name="ce22" office:value-type="string" calcext:value-type="string">
            <text:p>Esas coses llevan a la casa del mayordomo con banda.</text:p>
          </table:table-cell>
          <table:table-cell table:style-name="ce22" office:value-type="string" calcext:value-type="string">
            <text:p>Tsaytam apayan mayordomupa wayinman bandawan.</text:p>
          </table:table-cell>
          <table:table-cell office:value-type="string" calcext:value-type="string">
            <text:p>CRH, Cap.29</text:p>
          </table:table-cell>
        </table:table-row>
        <table:table-row table:style-name="ro18">
          <table:table-cell table:style-name="ce11" office:value-type="string" calcext:value-type="string">
            <text:p>La sinku de la tardinoonam, qalleekun kamachiku mesata mashtar, i llapan qellikunata hukllaman taatsin.</text:p>
          </table:table-cell>
          <table:table-cell table:style-name="ce22" office:value-type="string" calcext:value-type="string">
            <text:p>Como a las cinco de la tarde, el sirviente comienza a poner la mesa e invita a todos los obsequiantes a sentarse en un solo sitio.</text:p>
          </table:table-cell>
          <table:table-cell table:style-name="ce22" office:value-type="string" calcext:value-type="string">
            <text:p>La sinku de la tardinawnam, qallaykun kamachiku mesata mashtar, i llapan qillikunata hukllaman taatsi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Tsee noopankunachoonam mashtan hatun limpyu hergata.</text:p>
          </table:table-cell>
          <table:table-cell table:style-name="ce22" office:value-type="string" calcext:value-type="string">
            <text:p>Delante de ellos tiende una jerga grande y limpio.</text:p>
          </table:table-cell>
          <table:table-cell table:style-name="ce22" office:value-type="string" calcext:value-type="string">
            <text:p>Tsay nawpankunachawnam mashtan hatun limpyu herga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1" office:value-type="string" calcext:value-type="string">
            <text:p>I hananmannam mashtan limpyu qepinta.</text:p>
          </table:table-cell>
          <table:table-cell table:style-name="ce22" office:value-type="string" calcext:value-type="string">
            <text:p>Encima tiende una servilleta limpia.</text:p>
          </table:table-cell>
          <table:table-cell table:style-name="ce22" office:value-type="string" calcext:value-type="string">
            <text:p>I hananmannam mashtan limpyu qipinta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table:style-name="ce11" office:value-type="string" calcext:value-type="string">
            <text:p>I despwesnam kada qellipaq pelapun tantan i ladunmanmi churapun kada uno huk botella alkolta i huk punka aswata.</text:p>
          </table:table-cell>
          <table:table-cell table:style-name="ce22" office:value-type="string" calcext:value-type="string">
            <text:p>Después para cada obsequiante amontona pan y a su lado pone para cada uno una botella de alcohol y una ponga de chicha.</text:p>
          </table:table-cell>
          <table:table-cell table:style-name="ce22" office:value-type="string" calcext:value-type="string">
            <text:p>I despwesnam kada qillipaq pelapun tantan i ladunmanmi churapun kada uno huk botella alkolta i huk punka aswa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1" office:value-type="string" calcext:value-type="string">
            <text:p>I despwes churapun huk anqarapa mikiita kada uno.</text:p>
          </table:table-cell>
          <table:table-cell table:style-name="ce22" office:value-type="string" calcext:value-type="string">
            <text:p>Pone un mate grande de comida para cada uno.</text:p>
          </table:table-cell>
          <table:table-cell table:style-name="ce22" office:value-type="string" calcext:value-type="string">
            <text:p>I despwes churapun huk anqarapa mikuyta kada uno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1" office:value-type="string" calcext:value-type="string">
            <text:p>I despwesnam rikaatsin: "Keemi qampa kallan," nishpa.</text:p>
          </table:table-cell>
          <table:table-cell table:style-name="ce22" office:value-type="string" calcext:value-type="string">
            <text:p>Y después se lo enseña diciendo, "Esto es de ti."</text:p>
          </table:table-cell>
          <table:table-cell table:style-name="ce22" office:value-type="string" calcext:value-type="string">
            <text:p>I despwesnam rikaatsin: "Kaymi qampa kallan," nishpa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table:style-name="ce11" office:value-type="string" calcext:value-type="string">
            <text:p>Tseetanam qellikunapa warminkunana eellurikur qarakuyan puntata huk platupa qellipaq, i despwesna basallukunata limpu qarayan.</text:p>
          </table:table-cell>
          <table:table-cell table:style-name="ce22" office:value-type="string" calcext:value-type="string">
            <text:p>Las esposas de los obsequiantes lo recogen y sirven primero un plato al obseguiante, y después sirven a todos sus vasallos.</text:p>
          </table:table-cell>
          <table:table-cell table:style-name="ce22" office:value-type="string" calcext:value-type="string">
            <text:p>Tsaytanam qillikunapa warminkunana ayllurikur qarakuyan puntata huk platupa qillipaq, i despwesna basallukunata limpu qarayan.</text:p>
          </table:table-cell>
          <table:table-cell office:value-type="string" calcext:value-type="string">
            <text:p>CRH, Cap.29</text:p>
          </table:table-cell>
        </table:table-row>
        <table:table-row table:style-name="ro19">
          <table:table-cell table:style-name="ce11" office:value-type="string" calcext:value-type="string">
            <text:p>Dispera mikii keenoomi: huk platum kaswiladu ishkee o kima hakantin, hananmannam pucheru kolis hatusaq eetsantin, ishkee platu trigu muti kashki: tseepam hutin 'senee'.</text:p>
          </table:table-cell>
          <table:table-cell table:style-name="ce22" office:value-type="string" calcext:value-type="string">
            <text:p>La comida de la víspera es así: un plato de cuyada con dos o tres cuyes, después col con pedazos grandes de carne, y dos platos de sopa de trigo pelado llamado 'cené'.</text:p>
          </table:table-cell>
          <table:table-cell table:style-name="ce22" office:value-type="string" calcext:value-type="string">
            <text:p>Dispera mikuy kaynawmi: huk platum kaswiladu ishkay o kima hakantin, hananmannam pucheru kolis hatusaq aytsantin, ishkay platu trigu muti kashki: tsaypam hutin 'senay'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1" office:value-type="string" calcext:value-type="string">
            <text:p>I despwes yapanran tantan qellikunata.</text:p>
          </table:table-cell>
          <table:table-cell table:style-name="ce23" office:value-type="string" calcext:value-type="string">
            <text:p>Y después traen más pan a los obsequiantes.</text:p>
          </table:table-cell>
          <table:table-cell table:style-name="ce22" office:value-type="string" calcext:value-type="string">
            <text:p>I despwes yapanran tantan qillikuna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1" office:value-type="string" calcext:value-type="string">
            <text:p>Tseenoomi usharin dispera mikii.</text:p>
          </table:table-cell>
          <table:table-cell table:style-name="ce23" office:value-type="string" calcext:value-type="string">
            <text:p>Así termina la comida de la víspera.</text:p>
          </table:table-cell>
          <table:table-cell table:style-name="ce22" office:value-type="string" calcext:value-type="string">
            <text:p>Tsaynawmi usharin dispera mikuy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I kosa upyakurirnam heqariyan kapillatana fweqos kayaqna.</text:p>
          </table:table-cell>
          <table:table-cell office:value-type="string" calcext:value-type="string">
            <text:p>Y después de tomar bastante, se van a la capilla para quemar fuegos artificiales.</text:p>
          </table:table-cell>
          <table:table-cell office:value-type="string" calcext:value-type="string">
            <text:p>I kusa upyakurirnam hiqariyan kapillatana fwegus kayaqna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office:value-type="string" calcext:value-type="string">
            <text:p>Tseechoonam imana kaqpis machar qatswayan.</text:p>
          </table:table-cell>
          <table:table-cell office:value-type="string" calcext:value-type="string">
            <text:p>Allí toda la gente toma y baila.</text:p>
          </table:table-cell>
          <table:table-cell office:value-type="string" calcext:value-type="string">
            <text:p>Tsaychawnam imana kaqpis machar qatsway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choomi kayan qoya paqasyaq.</text:p>
          </table:table-cell>
          <table:table-cell office:value-type="string" calcext:value-type="string">
            <text:p>Están allí hasta las dos de la mañana.</text:p>
          </table:table-cell>
          <table:table-cell office:value-type="string" calcext:value-type="string">
            <text:p>Tsaychawmi kayan quya paqasyaq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office:value-type="string" calcext:value-type="string">
            <text:p>Tseepitanam heqariyan wayitana.</text:p>
          </table:table-cell>
          <table:table-cell office:value-type="string" calcext:value-type="string">
            <text:p>De allí se van a la casa.</text:p>
          </table:table-cell>
          <table:table-cell office:value-type="string" calcext:value-type="string">
            <text:p>Tsaypitanam hiqariyan wayitana.</text:p>
          </table:table-cell>
          <table:table-cell office:value-type="string" calcext:value-type="string">
            <text:p>CRH, Cap.29</text:p>
          </table:table-cell>
        </table:table-row>
        <table:table-row table:style-name="ro18">
          <table:table-cell office:value-type="string" calcext:value-type="string">
            <text:p>Chaarikurnam qarariyan kaldilluta bandakunata, i qellikunata ponchita aswata ruruntin puwashqata.</text:p>
          </table:table-cell>
          <table:table-cell office:value-type="string" calcext:value-type="string">
            <text:p>Cuando llegan sirven caldo a la banda, y a los obsequiantes un ponche de chicha hervida con huevo.</text:p>
          </table:table-cell>
          <table:table-cell office:value-type="string" calcext:value-type="string">
            <text:p>Chaarikurnam qarariyan kaldilluta bandakunata, i qillikunata ponchita aswata ruruntin puwashqat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Inti pashtaramuptinnam, qellikunata eellur qalleekuyan.</text:p>
          </table:table-cell>
          <table:table-cell office:value-type="string" calcext:value-type="string">
            <text:p>Cuando sale el sol, comienzan a recoger a los obsequientes.</text:p>
          </table:table-cell>
          <table:table-cell office:value-type="string" calcext:value-type="string">
            <text:p>Inti pashtaramuptinnam, qillikunata ayllur qallaykuyan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office:value-type="string" calcext:value-type="string">
            <text:p>I despwesnam qoyan medya botella alkolta, kada qellita mañanankunata.</text:p>
          </table:table-cell>
          <table:table-cell office:value-type="string" calcext:value-type="string">
            <text:p>Y después dan media botella de alcohol, a cada nte sus 'mañanas'.</text:p>
          </table:table-cell>
          <table:table-cell office:value-type="string" calcext:value-type="string">
            <text:p>I despwesnam quyan medya botella alkolta, kada qillita mañanankunata.</text:p>
          </table:table-cell>
          <table:table-cell office:value-type="string" calcext:value-type="string">
            <text:p>CRH, Cap.29</text:p>
          </table:table-cell>
        </table:table-row>
        <table:table-row table:style-name="ro14">
          <table:table-cell office:value-type="string" calcext:value-type="string">
            <text:p>I despwesnam kamachiku mesata mashtar qalleekun almwersuta qarayaanampaq i lomismu disperachoonoolla llapanyoq.</text:p>
          </table:table-cell>
          <table:table-cell office:value-type="string" calcext:value-type="string">
            <text:p>Y después el sirviente comienza a poner la mesa para que sirvan almuerzo con todo como en la víspera.</text:p>
          </table:table-cell>
          <table:table-cell office:value-type="string" calcext:value-type="string">
            <text:p>I despwesnam kamachiku mesata mashtar qallaykun almwersuta qarayaananpaq i lomismu disperachawnawlla llapanyu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I almwersu mikiinam keenoo: huk platum papa kashki hakantin.</text:p>
          </table:table-cell>
          <table:table-cell office:value-type="string" calcext:value-type="string">
            <text:p>Y la comida de almuerzo es así: un plato de sopa con cuy.</text:p>
          </table:table-cell>
          <table:table-cell office:value-type="string" calcext:value-type="string">
            <text:p>I almwersu mikuynam kaynaw: huk platum papa kashki hakanti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Después maíz pelado llamado 'mondongo', con pellejo de chancho y tocino.</text:p>
          </table:table-cell>
          <table:table-cell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CRH, Cap.29</text:p>
          </table:table-cell>
        </table:table-row>
        <table:table-row table:style-name="ro18">
          <table:table-cell office:value-type="string" calcext:value-type="string">
            <text:p>I hananmannam hina mondongu, peru tseenam uushapa pachanninwan i peqanwan aqishninwan.</text:p>
          </table:table-cell>
          <table:table-cell office:value-type="string" calcext:value-type="string">
            <text:p>Y encima otro plato de mondongo, pero esto con tripas de carnero y con su cabeza y con sus intestinos.</text:p>
          </table:table-cell>
          <table:table-cell office:value-type="string" calcext:value-type="string">
            <text:p>I hananmannam hina mondongu, peru tsaynam uushapa pachanninwan i piqanwan aqishninw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Tseenoomi almwersu usharin diya qoya.</text:p>
          </table:table-cell>
          <table:table-cell office:value-type="string" calcext:value-type="string">
            <text:p>Así termina el almuerzo en la mañana del día de la fiesta.</text:p>
          </table:table-cell>
          <table:table-cell office:value-type="string" calcext:value-type="string">
            <text:p>Tsaynawmi almwersu usharin diya quya.</text:p>
          </table:table-cell>
          <table:table-cell office:value-type="string" calcext:value-type="string">
            <text:p>CRH, Cap.29</text:p>
          </table:table-cell>
        </table:table-row>
        <table:table-row table:style-name="ro16">
          <table:table-cell office:value-type="string" calcext:value-type="string">
            <text:p>Despwesnam miseman ewkuyan llapan, mayordomuwan allibwenu bestishqa qatswallapa.</text:p>
          </table:table-cell>
          <table:table-cell office:value-type="string" calcext:value-type="string">
            <text:p>Después todos van a la misa, con el mayordomo bien vestido y bailando.</text:p>
          </table:table-cell>
          <table:table-cell office:value-type="string" calcext:value-type="string">
            <text:p>Despwesnam miseman aywakuyan llapan, mayordomuwan allibwenu bestishqa qatswallap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I kusiñeranam kedarin señor kurapa mikunan arur.</text:p>
          </table:table-cell>
          <table:table-cell office:value-type="string" calcext:value-type="string">
            <text:p>Y la cocinera se queda para cocinar la comida del sacerdote.</text:p>
          </table:table-cell>
          <table:table-cell office:value-type="string" calcext:value-type="string">
            <text:p>I kusiñeranam kedarin señor kurapa mikunan arur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Tsee misachoonam mayordomu ebanhelyukun warminwan.</text:p>
          </table:table-cell>
          <table:table-cell office:value-type="string" calcext:value-type="string">
            <text:p>En esa misa el mayordomo recibe el evangelio con su esposa.</text:p>
          </table:table-cell>
          <table:table-cell office:value-type="string" calcext:value-type="string">
            <text:p>Tsay misachawnam mayordomu ebanhelyukun warminwa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office:value-type="string" calcext:value-type="string">
            <text:p>Misa ushariptin, prosesyonchoonam mayordomu belonta matankan.</text:p>
          </table:table-cell>
          <table:table-cell office:value-type="string" calcext:value-type="string">
            <text:p>Después de la misa el mayordomo lleva la vela grande en procesión.</text:p>
          </table:table-cell>
          <table:table-cell office:value-type="string" calcext:value-type="string">
            <text:p>Misa ushariptin, prosesyonchawnam mayordomu belonta matankan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office:value-type="string" calcext:value-type="string">
            <text:p>I warminnam siryuta tsaran.</text:p>
          </table:table-cell>
          <table:table-cell office:value-type="string" calcext:value-type="string">
            <text:p>Y su esposa lleva el cirio.</text:p>
          </table:table-cell>
          <table:table-cell office:value-type="string" calcext:value-type="string">
            <text:p>I warminnam siryuta tsar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Huknin makimpanam weetawan santuta maqtsin.</text:p>
          </table:table-cell>
          <table:table-cell office:value-type="string" calcext:value-type="string">
            <text:p>Con su otra mano esparcen flores al santo.</text:p>
          </table:table-cell>
          <table:table-cell office:value-type="string" calcext:value-type="string">
            <text:p>Huknin makinpanam waytawan santuta maqtsin.</text:p>
          </table:table-cell>
          <table:table-cell office:value-type="string" calcext:value-type="string">
            <text:p>CRH, Cap.29</text:p>
          </table:table-cell>
        </table:table-row>
        <table:table-row table:style-name="ro14">
          <table:table-cell office:value-type="string" calcext:value-type="string">
            <text:p>Prosesyon kutikuriptinnam qalleekuyan qatswarna iglesya punkuchoo llapan qellinkunawan, kastankunawan i amigunkunawan.</text:p>
          </table:table-cell>
          <table:table-cell office:value-type="string" calcext:value-type="string">
            <text:p>Cuando la procesión vuelve, empiezan a bailar en la puerta de la igiesia con todos sus obsequiantes, con sus familiares y sus amigos.</text:p>
          </table:table-cell>
          <table:table-cell office:value-type="string" calcext:value-type="string">
            <text:p>Prosesyon kutikuriptinnam qallaykuyan qatswarna iglesya punkuchaw llapan qillinkunawan, kastankunawan i amigunkunawa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office:value-type="string" calcext:value-type="string">
            <text:p>Tseechoomi llapan waqunakushqa qatswakiikuyan.</text:p>
          </table:table-cell>
          <table:table-cell office:value-type="string" calcext:value-type="string">
            <text:p>Allí todos bailan abrasados.</text:p>
          </table:table-cell>
          <table:table-cell office:value-type="string" calcext:value-type="string">
            <text:p>Tsaychawmi llapan waqunakushqa qatswakuykuyan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table:style-name="ce10" office:value-type="string" calcext:value-type="string">
            <text:p>I wayichooqa kusiñera arureekan utsutana llapan qellita qarayaanampaq.</text:p>
          </table:table-cell>
          <table:table-cell office:value-type="string" calcext:value-type="string">
            <text:p>Y en la casa la cocinera está cocinando picante para que sirvan a todos los obsequiantes.</text:p>
          </table:table-cell>
          <table:table-cell table:style-name="ce24" office:value-type="string" calcext:value-type="string">
            <text:p>I wayichawqa kusiñera aruraykan utsutana llapan qillita qarayaananpaq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Tseemi qarariyan shonqun utsuta, papa yanuntin.</text:p>
          </table:table-cell>
          <table:table-cell office:value-type="string" calcext:value-type="string">
            <text:p>Entonces sirven picante de hígado con papa sancochada.</text:p>
          </table:table-cell>
          <table:table-cell table:style-name="ce24" office:value-type="string" calcext:value-type="string">
            <text:p>Tsaymi qarariyan shunqun utsuta, papa yanuntin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table:style-name="ce10" office:value-type="string" calcext:value-type="string">
            <text:p>Tseenoomi ushakaarin diya hunaq.</text:p>
          </table:table-cell>
          <table:table-cell office:value-type="string" calcext:value-type="string">
            <text:p>Así termina el día principal de la fiesta.</text:p>
          </table:table-cell>
          <table:table-cell table:style-name="ce24" office:value-type="string" calcext:value-type="string">
            <text:p>Tsaynawmi ushakaarin diya hunaq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table:style-name="ce10" office:value-type="string" calcext:value-type="string">
            <text:p>Waraanin qoyanam eellurin kamachiku llapan qellita.</text:p>
          </table:table-cell>
          <table:table-cell office:value-type="string" calcext:value-type="string">
            <text:p>El día siguiente temprano, el sirviente recoge a todos los obsequiantes.</text:p>
          </table:table-cell>
          <table:table-cell table:style-name="ce24" office:value-type="string" calcext:value-type="string">
            <text:p>Waraanin quyanam ayllurin kamachiku llapan qillita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0" office:value-type="string" calcext:value-type="string">
            <text:p>I despwesnam qararin utsun i mañanankunata qorin, huk medya botella keda uno.</text:p>
          </table:table-cell>
          <table:table-cell office:value-type="string" calcext:value-type="string">
            <text:p>Les sirve su picante y les da sus 'mañanas', media botella a cada uno.</text:p>
          </table:table-cell>
          <table:table-cell table:style-name="ce24" office:value-type="string" calcext:value-type="string">
            <text:p>I despwesnam qararin utsun i mañanankunata qurin, huk medya botella keda uno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table:style-name="ce10" office:value-type="string" calcext:value-type="string">
            <text:p>I despwesnam kada qellita entregar qalleekun 'hawinkunata', huk hatusaq puyñupa aswata, i huk botella washkuta.</text:p>
          </table:table-cell>
          <table:table-cell office:value-type="string" calcext:value-type="string">
            <text:p>I después comienza a entregar a cada obsequiante un cántaro grande de chicha llamada 'jahui' y una botella de alcohol.</text:p>
          </table:table-cell>
          <table:table-cell table:style-name="ce24" office:value-type="string" calcext:value-type="string">
            <text:p>I despwesnam kada qillita entregar qallaykun 'hawinkunata', huk hatusaq puyñupa aswata, i huk botella washku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Tseellawannam llapan qellikuna limpu machakurkuyan.</text:p>
          </table:table-cell>
          <table:table-cell office:value-type="string" calcext:value-type="string">
            <text:p>Con eso no más todos los obsequiantes se emborrachan totalmente.</text:p>
          </table:table-cell>
          <table:table-cell table:style-name="ce24" office:value-type="string" calcext:value-type="string">
            <text:p>Tsayllawannam llapan qillikuna limpu machakurkuyan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table:style-name="ce10" office:value-type="string" calcext:value-type="string">
            <text:p>Tsee hawitaqa upyayan plasachoomi.</text:p>
          </table:table-cell>
          <table:table-cell office:value-type="string" calcext:value-type="string">
            <text:p>Toman ese jahui en la plaza.</text:p>
          </table:table-cell>
          <table:table-cell table:style-name="ce24" office:value-type="string" calcext:value-type="string">
            <text:p>Tsay hawitaqa upyayan plasachawmi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Tseepitanam kamachiku eellur qalleekun qellikunata.</text:p>
          </table:table-cell>
          <table:table-cell table:style-name="ce19" office:value-type="string" calcext:value-type="string">
            <text:p>El sirviente comienza a congregar a los obsequientes.</text:p>
          </table:table-cell>
          <table:table-cell table:style-name="ce24" office:value-type="string" calcext:value-type="string">
            <text:p>Tsaypitanam kamachiku ayllur qallaykun qillikunata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0" office:value-type="string" calcext:value-type="string">
            <text:p>Tsee hatun mikiipaq llapan qellita eellurirnam, kamachiku qalleekun mesata mashtar lomismu.</text:p>
          </table:table-cell>
          <table:table-cell table:style-name="ce24" office:value-type="string" calcext:value-type="string">
            <text:p>Después de recoger a todos los obsequientes para esa comida grande, el sirviente empieza a poner la mesa lo mismo.</text:p>
          </table:table-cell>
          <table:table-cell table:style-name="ce24" office:value-type="string" calcext:value-type="string">
            <text:p>Tsay hatun mikuypaq llapan qillita ayllurirnam, kamachiku qallaykun mesata mashtar lomismu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Kanan diya mastanam tantatapis peleekun.</text:p>
          </table:table-cell>
          <table:table-cell office:value-type="string" calcext:value-type="string">
            <text:p>Este día amontona más pan.</text:p>
          </table:table-cell>
          <table:table-cell table:style-name="ce24" office:value-type="string" calcext:value-type="string">
            <text:p>Kanan diya mastanam tantatapis pelaykun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0" office:value-type="string" calcext:value-type="string">
            <text:p>I despwesmi kada qellipaq llaman, wawan churapun.</text:p>
          </table:table-cell>
          <table:table-cell office:value-type="string" calcext:value-type="string">
            <text:p>Y después pone para cada obsequiante su llama y su huahua.</text:p>
          </table:table-cell>
          <table:table-cell table:style-name="ce24" office:value-type="string" calcext:value-type="string">
            <text:p>I despwesmi kada qillipaq llaman, wawan churapun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0" office:value-type="string" calcext:value-type="string">
            <text:p>Tsee tanta ladunman washkun aswan churarapurnam qalleekun mikiita sirwirna.</text:p>
          </table:table-cell>
          <table:table-cell office:value-type="string" calcext:value-type="string">
            <text:p>Poniendo al lado de ese pan su alcohol y su chicha, empieza a servir la comida.</text:p>
          </table:table-cell>
          <table:table-cell table:style-name="ce24" office:value-type="string" calcext:value-type="string">
            <text:p>Tsay tanta ladunman washkun aswan churarapurnam qallaykun mikuyta sirwirn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Puntata apan kankata, eetsa kankashqata.</text:p>
          </table:table-cell>
          <table:table-cell office:value-type="string" calcext:value-type="string">
            <text:p>Primero lleva asado, carne asada.</text:p>
          </table:table-cell>
          <table:table-cell table:style-name="ce24" office:value-type="string" calcext:value-type="string">
            <text:p>Puntata apan kankata, aytsa kankashqata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0"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Después lleva sopa de papa con cuatro o cinco cuyes, un plato bien pesado.</text:p>
          </table:table-cell>
          <table:table-cell table:style-name="ce24"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0"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Lleva sopa de gallina y sopa de papa con gallina.</text:p>
          </table:table-cell>
          <table:table-cell table:style-name="ce24"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CRH, Cap.29</text:p>
          </table:table-cell>
        </table:table-row>
        <table:table-row table:style-name="ro6">
          <table:table-cell table:style-name="ce10" office:value-type="string" calcext:value-type="string">
            <text:p>Tsee hananmannam apan pucheruta hatusaq eetsantin, allibwenu atskata.</text:p>
          </table:table-cell>
          <table:table-cell office:value-type="string" calcext:value-type="string">
            <text:p>Después de eso lleva col con grandes pedazos de carne, y bastante.</text:p>
          </table:table-cell>
          <table:table-cell table:style-name="ce24" office:value-type="string" calcext:value-type="string">
            <text:p>Tsay hananmannam apan pucheruta hatusaq aytsantin, allibwenu atska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I por ultimunam apan tamalta.</text:p>
          </table:table-cell>
          <table:table-cell office:value-type="string" calcext:value-type="string">
            <text:p>Y por último lleva tamales.</text:p>
          </table:table-cell>
          <table:table-cell table:style-name="ce24" office:value-type="string" calcext:value-type="string">
            <text:p>I por ultimunam apan tamal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Tseewanmi usharin hatun mikii.</text:p>
          </table:table-cell>
          <table:table-cell office:value-type="string" calcext:value-type="string">
            <text:p>Con eso termina la comida grande.</text:p>
          </table:table-cell>
          <table:table-cell table:style-name="ce24" office:value-type="string" calcext:value-type="string">
            <text:p>Tsaywanmi usharin hatun mikuy.</text:p>
          </table:table-cell>
          <table:table-cell office:value-type="string" calcext:value-type="string">
            <text:p>CRH, Cap.29</text:p>
          </table:table-cell>
        </table:table-row>
        <table:table-row table:style-name="ro18">
          <table:table-cell table:style-name="ce10" office:value-type="string" calcext:value-type="string">
            <text:p>Limpu mikur usharikurnam, mayordomu waraarin qellinkunawan qatswakiikar i machakiikar.</text:p>
          </table:table-cell>
          <table:table-cell office:value-type="string" calcext:value-type="string">
            <text:p>Cuando toda la comida se ha terminado, el mayordomo pasa toda la noche bailando con sus obsequiantes y emborrachándose.</text:p>
          </table:table-cell>
          <table:table-cell table:style-name="ce24" office:value-type="string" calcext:value-type="string">
            <text:p>Limpu mikur ushariykurnam, mayordomu waraarin qillinkunawan qatswakuykar i machakuykar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Waraaninnam 'peqa hampi' hunaq.</text:p>
          </table:table-cell>
          <table:table-cell office:value-type="string" calcext:value-type="string">
            <text:p>El día siguiente es el día de 'cura cabeza'.</text:p>
          </table:table-cell>
          <table:table-cell table:style-name="ce24" office:value-type="string" calcext:value-type="string">
            <text:p>Waraaninnam 'piqa hampi' hunaq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0" office:value-type="string" calcext:value-type="string">
            <text:p>Tseechoonam llapan qellinkunata poku pokullana upyaparatsin.</text:p>
          </table:table-cell>
          <table:table-cell office:value-type="string" calcext:value-type="string">
            <text:p>En eso sirve muy poco a los obsequiantes.</text:p>
          </table:table-cell>
          <table:table-cell table:style-name="ce24" office:value-type="string" calcext:value-type="string">
            <text:p>Tsaychawnam llapan qillinkunata poku pokullana upyaparatsin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I tsee diyanam mikuyan allibwenu kusiñera i kamachiku.</text:p>
          </table:table-cell>
          <table:table-cell office:value-type="string" calcext:value-type="string">
            <text:p>Y ese día comen muy bien la cocinera y el sirviente.</text:p>
          </table:table-cell>
          <table:table-cell table:style-name="ce24" office:value-type="string" calcext:value-type="string">
            <text:p>I tsay diyanam mikuyan allibwenu kusiñera i kamachiku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Peekunapa diyanam tsee hunaq, huknam kusiñerapis.</text:p>
          </table:table-cell>
          <table:table-cell office:value-type="string" calcext:value-type="string">
            <text:p>Ese día es el día de ellos, la cocinera también es otro.</text:p>
          </table:table-cell>
          <table:table-cell table:style-name="ce24" office:value-type="string" calcext:value-type="string">
            <text:p>Paykunapa diyanam tsay hunaq, huknam kusiñerapis.</text:p>
          </table:table-cell>
          <table:table-cell office:value-type="string" calcext:value-type="string">
            <text:p>CRH, Cap.29</text:p>
          </table:table-cell>
        </table:table-row>
        <table:table-row table:style-name="ro9">
          <table:table-cell table:style-name="ce10" office:value-type="string" calcext:value-type="string">
            <text:p>Tsee diya kosa machakiikuyan ishkan i kosa mesayan llamayoq i wawayoq.</text:p>
          </table:table-cell>
          <table:table-cell office:value-type="string" calcext:value-type="string">
            <text:p>Ese día se emborrachan los dos, y les ponen su buena mesa con llama y huahua.</text:p>
          </table:table-cell>
          <table:table-cell table:style-name="ce24" office:value-type="string" calcext:value-type="string">
            <text:p>Tsay diya kusa machakuykuyan ishkan i kusa mesayan llamayuq i wawayuq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table:style-name="ce10" office:value-type="string" calcext:value-type="string">
            <text:p>Tsee diyallanam ushskaarin llapan fyesta.</text:p>
          </table:table-cell>
          <table:table-cell office:value-type="string" calcext:value-type="string">
            <text:p>Ese día termina toda la fiesta.</text:p>
          </table:table-cell>
          <table:table-cell table:style-name="ce24" office:value-type="string" calcext:value-type="string">
            <text:p>Tsay diyallanam ushaarin llapan fyesta.</text:p>
          </table:table-cell>
          <table:table-cell office:value-type="string" calcext:value-type="string">
            <text:p>CRH, Cap.29</text:p>
          </table:table-cell>
        </table:table-row>
        <table:table-row table:style-name="ro10">
          <table:table-cell table:style-name="ce10" office:value-type="string" calcext:value-type="string">
            <text:p>Mas shumaq kaqtam qonqeekurqonaq kaa, toru qellipata.</text:p>
          </table:table-cell>
          <table:table-cell office:value-type="string" calcext:value-type="string">
            <text:p>Lo más bonito había olvidado, lo de "toro quelli".</text:p>
          </table:table-cell>
          <table:table-cell table:style-name="ce24" office:value-type="string" calcext:value-type="string">
            <text:p>Mas shumaq kaqtam qunqaykurqunaq kaa, toru qillipata.</text:p>
          </table:table-cell>
          <table:table-cell office:value-type="string" calcext:value-type="string">
            <text:p>CRH, Cap.29</text:p>
          </table:table-cell>
        </table:table-row>
        <table:table-row table:style-name="ro13">
          <table:table-cell table:style-name="ce10" office:value-type="string" calcext:value-type="string">
            <text:p>Tsee hatun mikiichoomi qarayan mayordomuta kosa solemne.</text:p>
          </table:table-cell>
          <table:table-cell office:value-type="string" calcext:value-type="string">
            <text:p>En esa comida grande se lo dan al mayordomo en forma muy solemne.</text:p>
          </table:table-cell>
          <table:table-cell table:style-name="ce24" office:value-type="string" calcext:value-type="string">
            <text:p>Tsay hatun mikuychawmi qarayan mayordomuta kusa solemne.</text:p>
          </table:table-cell>
          <table:table-cell office:value-type="string" calcext:value-type="string">
            <text:p>CRH, Cap.29</text:p>
          </table:table-cell>
        </table:table-row>
        <table:table-row table:style-name="ro16">
          <table:table-cell table:style-name="ce10" office:value-type="string" calcext:value-type="string">
            <text:p>Peepaqmi alistayaapun uchuk uchuk tantakunata i despwesmi qellikunatawan huntu garayan.</text:p>
          </table:table-cell>
          <table:table-cell office:value-type="string" calcext:value-type="string">
            <text:p>Para él preparan chiquititos panes y después se les sirven, a él y a sus obsequiantes.</text:p>
          </table:table-cell>
          <table:table-cell table:style-name="ce24" office:value-type="string" calcext:value-type="string">
            <text:p>Paypaqmi alistayaapun uchuk-uchuk tantakunata i despwesmi qillikunatawan huntu qarayan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table:style-name="ce10" office:value-type="string" calcext:value-type="string">
            <text:p>Shumaq pelayaapun tantan.</text:p>
          </table:table-cell>
          <table:table-cell office:value-type="string" calcext:value-type="string">
            <text:p>Amontonan su pan muy bonito.</text:p>
          </table:table-cell>
          <table:table-cell table:style-name="ce24" office:value-type="string" calcext:value-type="string">
            <text:p>Shumaq pelayaapun tantan.</text:p>
          </table:table-cell>
          <table:table-cell office:value-type="string" calcext:value-type="string">
            <text:p>CRH, Cap.29</text:p>
          </table:table-cell>
        </table:table-row>
        <table:table-row table:style-name="ro15">
          <table:table-cell table:style-name="ce10" office:value-type="string" calcext:value-type="string">
            <text:p>Peepam hutin 'toru gelli'.</text:p>
          </table:table-cell>
          <table:table-cell office:value-type="string" calcext:value-type="string">
            <text:p>Su nombre es 'toro quelli'.</text:p>
          </table:table-cell>
          <table:table-cell table:style-name="ce24" office:value-type="string" calcext:value-type="string">
            <text:p>Paypam hutin 'toru qilli'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table:style-name="ce10" office:value-type="string" calcext:value-type="string">
            <text:p>Hakampis llushtiikayaapun uwyushkunallatam.</text:p>
          </table:table-cell>
          <table:table-cell office:value-type="string" calcext:value-type="string">
            <text:p>Les preparan su cuy también y sus cuyes tiernos.</text:p>
          </table:table-cell>
          <table:table-cell table:style-name="ce24" office:value-type="string" calcext:value-type="string">
            <text:p>Hakanpis llushtuykayaapun uwyushkunallatam.</text:p>
          </table:table-cell>
          <table:table-cell office:value-type="string" calcext:value-type="string">
            <text:p>CRH, Cap.29</text:p>
          </table:table-cell>
        </table:table-row>
        <table:table-row table:style-name="ro12">
          <table:table-cell table:style-name="ce10" office:value-type="string" calcext:value-type="string">
            <text:p>I despwesmi ladunkunachoo taarayan kima chusku nuna, “Reponterunmi kaa," nishpa.</text:p>
          </table:table-cell>
          <table:table-cell office:value-type="string" calcext:value-type="string">
            <text:p>Y después tres o cuatro personas se sientan a su lado y dicen "Soy su repontero."</text:p>
          </table:table-cell>
          <table:table-cell table:style-name="ce24" office:value-type="string" calcext:value-type="string">
            <text:p>I despwesmi ladunkunachaw taarayan kima chusku nuna, “Reponterunmi kaa," nishpa.</text:p>
          </table:table-cell>
          <table:table-cell office:value-type="string" calcext:value-type="string">
            <text:p>CRH, Cap.29</text:p>
          </table:table-cell>
        </table:table-row>
        <table:table-row table:style-name="ro12">
          <table:table-cell table:style-name="ce10" office:value-type="string" calcext:value-type="string">
            <text:p>Tsee toru qellipaqmi aswan apayaapun uchuklilallan puyñukunapa wantushqa qarimpeekachashpa.</text:p>
          </table:table-cell>
          <table:table-cell office:value-type="string" calcext:value-type="string">
            <text:p>Llevan chicha para el toro quelli en un cántaro pequeñito, entre varias personas y cayéndose (como si fuera muy pesado).</text:p>
          </table:table-cell>
          <table:table-cell table:style-name="ce24" office:value-type="string" calcext:value-type="string">
            <text:p>Tsay toru qillipaqmi aswan apayaapun uchuklilallan puyñukunapa wantushqa qarinpaykachashp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I washkun apayan ichik botellallapa.</text:p>
          </table:table-cell>
          <table:table-cell office:value-type="string" calcext:value-type="string">
            <text:p>Y llevan su alcohol en una pequeña botella.</text:p>
          </table:table-cell>
          <table:table-cell table:style-name="ce24" office:value-type="string" calcext:value-type="string">
            <text:p>I washkun apayan ichik botellallapa.</text:p>
          </table:table-cell>
          <table:table-cell office:value-type="string" calcext:value-type="string">
            <text:p>CRH, Cap.29</text:p>
          </table:table-cell>
        </table:table-row>
        <table:table-row table:style-name="ro12">
          <table:table-cell table:style-name="ce10" office:value-type="string" calcext:value-type="string">
            <text:p>Tsee washkuta upiikurmi ardeeta rurar choqapukuyan, wanoq tukuyan, "Allaa fwertim," nishpa.</text:p>
          </table:table-cell>
          <table:table-cell office:value-type="string" calcext:value-type="string">
            <text:p>Cuando toman ese alcohol tosen de intento y fingen ser muertos diciendo, "Es muy fuerte."</text:p>
          </table:table-cell>
          <table:table-cell table:style-name="ce24" office:value-type="string" calcext:value-type="string">
            <text:p>Tsay washkuta upuykurmi ardayta rurar chuqapukuyan, wanuq tukuyan, "Allaa fwertim," nishpa.</text:p>
          </table:table-cell>
          <table:table-cell office:value-type="string" calcext:value-type="string">
            <text:p>CRH, Cap.29</text:p>
          </table:table-cell>
        </table:table-row>
        <table:table-row table:style-name="ro8">
          <table:table-cell table:style-name="ce10" office:value-type="string" calcext:value-type="string">
            <text:p>I tseemi mesampita wakpa keepa apakuyan tantanta, llamanta i wawanta, aswanta i washkunta, tseeta uputsikurmi.</text:p>
          </table:table-cell>
          <table:table-cell office:value-type="string" calcext:value-type="string">
            <text:p>Y entonces de su mesa llevan por todas partes su pan, su llama y huahua, su chicha y alcohol, sirviendo esas cosas.</text:p>
          </table:table-cell>
          <table:table-cell table:style-name="ce24" office:value-type="string" calcext:value-type="string">
            <text:p>I tsaymi mesanpita wakpa kaypa apakuyan tantanta, llamanta i wawanta, aswanta i washkunta, tsayta uputsikurmi.</text:p>
          </table:table-cell>
          <table:table-cell office:value-type="string" calcext:value-type="string">
            <text:p>CRH, Cap.29</text:p>
          </table:table-cell>
        </table:table-row>
        <table:table-row table:style-name="ro12">
          <table:table-cell table:style-name="ce10" office:value-type="string" calcext:value-type="string">
            <text:p>Tsee nunakuna asitsu bullayan, "Allaapa fwertim," nishpa, i uneemi dureekatsiyan tsee washkuta.</text:p>
          </table:table-cell>
          <table:table-cell office:value-type="string" calcext:value-type="string">
            <text:p>Esa gente seriamente hacen bulla diciendo, "Es muy fuerte," y hacen durar mucho tiempo ese alcohol.</text:p>
          </table:table-cell>
          <table:table-cell table:style-name="ce24" office:value-type="string" calcext:value-type="string">
            <text:p>Tsay nunakuna asitsu bullayan, "Allaapa fwertim," nishpa, i unaymi duraykatsiyan tsay washkuta.</text:p>
          </table:table-cell>
          <table:table-cell office:value-type="string" calcext:value-type="string">
            <text:p>CRH, Cap.29</text:p>
          </table:table-cell>
        </table:table-row>
        <table:table-row table:style-name="ro7">
          <table:table-cell table:style-name="ce10" office:value-type="string" calcext:value-type="string">
            <text:p>Tseenoollam fyesta qallan i usharin.</text:p>
          </table:table-cell>
          <table:table-cell office:value-type="string" calcext:value-type="string">
            <text:p>Así comienza y termina la fiesta.</text:p>
          </table:table-cell>
          <table:table-cell table:style-name="ce24" office:value-type="string" calcext:value-type="string">
            <text:p>Tsaynawllam fyesta qallan i usharin.</text:p>
          </table:table-cell>
          <table:table-cell office:value-type="string" calcext:value-type="string">
            <text:p>CRH, Cap.29</text:p>
          </table:table-cell>
        </table:table-row>
        <table:table-row table:style-name="ro5">
          <table:table-cell table:style-name="ce10" office:value-type="string" calcext:value-type="string">
            <text:p>Tseenoomi kostumbri kee Chontayoqchoo.</text:p>
          </table:table-cell>
          <table:table-cell office:value-type="string" calcext:value-type="string">
            <text:p>Así es la costumbre aquí en Chontayoc.</text:p>
          </table:table-cell>
          <table:table-cell table:style-name="ce24" office:value-type="string" calcext:value-type="string">
            <text:p>Tsaynawmi kostumbri kay Chontayuqchaw.</text:p>
          </table:table-cell>
          <table:table-cell office:value-type="string" calcext:value-type="string">
            <text:p>CRH, Cap.29</text:p>
          </table:table-cell>
        </table:table-row>
        <table:table-row table:style-name="ro3">
          <table:table-cell table:style-name="Default"/>
          <table:table-cell table:style-name="ce17"/>
          <table:table-cell table:style-name="ce26"/>
          <table:table-cell/>
        </table:table-row>
        <table:table-row table:style-name="ro3" table:number-rows-repeated="3">
          <table:table-cell table:style-name="Default"/>
          <table:table-cell table:style-name="ce17"/>
          <table:table-cell table:number-columns-repeated="2"/>
        </table:table-row>
        <table:table-row table:style-name="ro20" table:number-rows-repeated="57">
          <table:table-cell table:style-name="Default"/>
          <table:table-cell table:style-name="ce25"/>
          <table:table-cell table:style-name="Default"/>
          <table:table-cell/>
        </table:table-row>
        <table:table-row table:style-name="ro20">
          <table:table-cell table:style-name="Default"/>
          <table:table-cell table:style-name="ce25"/>
          <table:table-cell table:style-name="Default"/>
          <table:table-cell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ce28"/>
        <table:table-column table:style-name="co5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6">&lt;chunk=1&gt;Llapampita&lt;/chunk&gt;, &lt;chunk=2&gt;mas&lt;/chunk&gt;</text:span> &lt;chunk=3&gt;shumaq&lt;/chunk&gt; &lt;chunk=4&gt;ishkee&lt;/chunk&gt; &lt;chunk=5&gt;fyestallam&lt;/chunk&gt;: &lt;chunk=6&gt;San Isidru&lt;/chunk&gt;, &lt;chunk=7&gt;15 de mayo&lt;/chunk&gt;; &lt;chunk=8&gt;y&lt;/chunk&gt; &lt;chunk=9&gt;San Santyagu&lt;/chunk&gt;, &lt;chunk=10&gt;31 de agosto&lt;/chunk&gt;.</text:p>
          </table:table-cell>
          <table:table-cell table:style-name="ce25" office:value-type="string" calcext:value-type="string">
            <text:p><text:span text:style-name="T6">&lt;chunk=1&gt;</text:span><text:span text:style-name="T11">De todas&lt;/chunk&gt;, </text:span><text:span text:style-name="T12">&lt;chunk=4&gt;</text:span><text:span text:style-name="T11">dos&lt;/chunk&gt; </text:span><text:span text:style-name="T12">&lt;chunk=5&gt;</text:span><text:span text:style-name="T11">fiestas&lt;/chunk&gt; son &lt;chunk=2&gt;más&lt;/chunk&gt; &lt;chunk=3&gt;bonitas&lt;/chunk&gt;: &lt;chunk=6&gt;San Isidro&lt;/chunk&gt;, &lt;chunk=7&gt;el 15 de mayo&lt;/chunk&gt;; </text:span><text:span text:style-name="T12">&lt;chunk=8&gt;y&lt;/chunk&gt;</text:span><text:span text:style-name="T11"> </text:span><text:span text:style-name="T12">&lt;chunk=9&gt;</text:span><text:span text:style-name="T11">San Santiago&lt;/chunk&gt;, </text:span><text:span text:style-name="T12">&lt;chunk=10&gt;</text:span><text:span text:style-name="T11">el 31 de agosto&lt;/chunk&gt;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12T17:51:35.425174720</meta:creation-date>
    <dc:date>2022-11-16T18:45:21.357875576</dc:date>
    <meta:editing-duration>PT38M57S</meta:editing-duration>
    <meta:editing-cycles>10</meta:editing-cycles>
    <meta:generator>LibreOffice/7.3.6.2$Linux_X86_64 LibreOffice_project/30$Build-2</meta:generator>
    <meta:document-statistic meta:table-count="2" meta:cell-count="525" meta:object-count="0"/>
  </office:meta>
</office:document-meta>
</file>